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3.779cm" svg:x="3.534cm" svg:y="14.80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lass Name</text:span>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2"/>
            </table:table-row>
            <table:table-row table:style-name="ro1">
              <table: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0T10:45:51.420845006</meta:creation-date>
    <dc:date>2016-08-10T11:02:52.431371931</dc:date>
    <meta:editing-duration>PT1M18S</meta:editing-duration>
    <meta:editing-cycles>1</meta:editing-cycles>
    <meta:document-statistic meta:object-count="1"/>
    <meta:generator>LibreOffice/4.2.8.2$Linux_X86_64 LibreOffice_project/420m0$Build-2</meta:generator>
  </office:meta>
</office:document-meta>
</file>